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4a21b" officeooo:paragraph-rsid="0004a21b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04a21b" officeooo:paragraph-rsid="0004a21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normal" officeooo:rsid="0004a21b" officeooo:paragraph-rsid="0004a21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weight="normal" officeooo:rsid="0005ae98" officeooo:paragraph-rsid="0005ae9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weight="normal" officeooo:rsid="00067f42" officeooo:paragraph-rsid="00067f4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067f4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7f42"/>
    </style:style>
    <style:style style:name="T3" style:family="text">
      <style:text-properties style:font-name="Arial" fo:font-weight="normal" officeooo:rsid="00067f42" style:font-weight-asian="normal" style:font-weight-complex="normal"/>
    </style:style>
    <style:style style:name="T4" style:family="text">
      <style:text-properties style:text-position="super 58%" style:font-name="Arial" fo:font-weight="normal" officeooo:rsid="00067f42" style:font-weight-asian="normal" style:font-weight-complex="normal"/>
    </style:style>
    <style:style style:name="T5" style:family="text">
      <style:text-properties style:text-position="0% 100%"/>
    </style:style>
    <style:style style:name="T6" style:family="text">
      <style:text-properties style:text-position="0% 100%" style:font-name="Arial" fo:font-weight="normal" officeooo:rsid="00067f4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52</text:span> <text:span text:style-name="T1">–</text:span> EXPRESSÕES REGULARES 02 – CLASSES DE CARACTERES E CONJUNTOS POSIX</text:p>
      <text:p text:style-name="P1"/>
      <text:p text:style-name="P2">*** CARACTERES DE ESCAPE ***</text:p>
      <text:p text:style-name="P2"/>
      <text:p text:style-name="P3">Trata-se de um metacaractere \ que indica a mudança no significado de outro caractere; transforma um metacaracter em um literal comum</text:p>
      <text:p text:style-name="P3"/>
      <text:p text:style-name="P2">*** CLASSES OU CONJUNTOS DE CARACTERES ***</text:p>
      <text:p text:style-name="P2"/>
      <text:p text:style-name="P3">São listas de caracteres escritas dentro de colchetes [ ] e que servem para corresponder apenas um dos caracteres listados</text:p>
      <text:p text:style-name="P3"/>
      <text:p text:style-name="P4">Permite selecionar um dos caracteres dentro dos colchetes, não importa a ordem</text:p>
      <text:p text:style-name="P4"/>
      <text:p text:style-name="P4">Expressões POSIX:</text:p>
      <text:p text:style-name="P4">[ [ :alpha: ] ] – <text:span text:style-name="T2">equivale a a- zA - Z</text:span></text:p>
      <text:p text:style-name="P5">[ [ :upper: ] ] – A – Z</text:p>
      <text:p text:style-name="P5">[ [ :lower: <text:s/>] ] – a – z</text:p>
      <text:p text:style-name="P6"><text:span text:style-name="T3">[ [ :digit: <text:s text:c="3"/>] ] – 0 – 9</text:span></text:p>
      <text:p text:style-name="P6"><text:span text:style-name="T3">[ [ :alnum: ] ] – 0 – 9</text:span><text:span text:style-name="T6">a – zA – Z</text:span></text:p>
      <text:p text:style-name="P6"><text:span text:style-name="T6">[ [ :space: ] ] – espaços</text:span></text:p>
      <text:p text:style-name="P6"><text:span text:style-name="T6"/></text:p>
      <text:p text:style-name="P6"><text:span text:style-name="T6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4T11:27:32.756857664</meta:creation-date>
    <dc:date>2020-04-24T11:49:33.740391009</dc:date>
    <meta:editing-duration>PT22M1S</meta:editing-duration>
    <meta:editing-cycles>3</meta:editing-cycles>
    <meta:generator>LibreOffice/6.3.5.2$Linux_X86_64 LibreOffice_project/30$Build-2</meta:generator>
    <meta:document-statistic meta:table-count="0" meta:image-count="0" meta:object-count="0" meta:page-count="1" meta:paragraph-count="13" meta:word-count="124" meta:character-count="659" meta:non-whitespace-character-count="530"/>
  </office:meta>
</office:document-meta>
</file>